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normal" fo:font-family="Calibri" style:font-family-asian="Calibri" style:font-family-complex="Calibri" fo:background-color="transparent" style:use-window-font-color="true"/>
    </style:style>
    <style:style style:name="T4" style:family="text">
      <style:text-properties fo:font-size="28.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28.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28.00pt" fo:font-weight="bold" fo:font-family="Calibri" style:font-family-asian="Calibri" style:font-family-complex="Calibri" fo:background-color="transparent" style:use-window-font-color="true"/>
    </style:style>
    <style:style style:name="T10" style:family="text">
      <style:text-properties fo:font-size="20.00pt" fo:font-weight="bold" fo:font-family="Calibri" style:font-family-asian="Calibri" style:font-family-complex="Calibri" fo:background-color="transparent" style:use-window-font-color="true"/>
    </style:style>
    <style:style style:name="T1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28.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style:style style:name="P7" style:family="paragraph">
      <style:paragraph-properties fo:line-height="115.00%" fo:text-align="center"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00.00%" fo:text-align="center"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office:automatic-styles>
  <office:body>
    <office:text>
      <text:p text:style-name="P1"><text:span text:style-name="T1"/></text:p>
      <text:p text:style-name="P1"><text:span text:style-name="T1">TRABAJO PRACTICO ESPECIAL</text:span></text:p>
      <text:p text:style-name="P2"><text:span text:style-name="T2"/></text:p>
      <text:p text:style-name="P2"><text:span text:style-name="T2"/></text:p>
      <text:p text:style-name="P2"><text:span text:style-name="T2"/></text:p>
      <text:p text:style-name="P3"><text:span text:style-name="T3">Alumno: Franco Serafini</text:span></text:p>
      <text:p text:style-name="P3"><text:span text:style-name="T3">DNI: 32758655</text:span></text:p>
      <text:p text:style-name="P3"><text:span text:style-name="T3">Materia: Taller de Matem´atica Computacional</text:span></text:p>
      <text:p text:style-name="P3"><text:span text:style-name="T3">TUDAI 1° - 1er cuatrimestre</text:span></text:p>
      <text:p text:style-name="P3"><text:span text:style-name="T3">Facultad de Ciencias Exactas, UNCPBA</text:span></text:p>
      <text:p text:style-name="P3"><text:span text:style-name="T3"/></text:p>
      <text:p text:style-name="P3"><text:span text:style-name="T3"/></text:p>
      <text:p text:style-name="P3"><text:span text:style-name="T4">INTRODUCCION</text:span></text:p>
      <text:p text:style-name="P3"><text:span text:style-name="T5"/></text:p>
      <text:p text:style-name="P4"><text:span text:style-name="T5"><text:s text:c="3"/>El problema que se va a resolver es el calculo de probabilidades de que ocurran dos fallos sucesivos a la hora de efectuar un disparo desde una nave espacial. Para ello se utillizaran distintos valores de epsilon. </text:span></text:p>
      <text:p text:style-name="P4"><text:span text:style-name="T5"><text:s text:c="3"/>Ademas habrá que calcular el desvio standard entre las primeras 20 iteraciones y tambien entre las ultimas 20.</text:span></text:p>
      <text:p text:style-name="P4"><text:span text:style-name="T5"><text:s text:c="2"/>Por ultimo se calculará el tiempo que tarda el algoritmo en hacer una iteración.</text:span><text:span text:style-name="T6"/></text:p>
      <text:p text:style-name="P4"><text:span text:style-name="T6"/></text:p>
      <text:p text:style-name="P5"><text:span text:style-name="T7">DESARROLLO</text:span></text:p>
      <text:p text:style-name="P6"><text:span text:style-name="T8"/></text:p>
      <text:p text:style-name="P6"><text:span text:style-name="T8"><text:s text:c="3"/>Se utilizó para el desarrollo el metodo Montecarlo para calcular las probabilidades necesarias que se requieren. Este metodo permite aproximar la solucion dependiendo de que valor de epsilon se le adjudique. Para la parte de utilizar diferentes valores de epsilon se hizo con una condicion "while" en la que se va achicando el epsilon para conseguir resultados mas presisos.</text:span></text:p>
      <text:p text:style-name="P6"><text:span text:style-name="T8"/></text:p>
      <text:p text:style-name="P6"><text:span text:style-name="T8"/></text:p>
      <text:p text:style-name="P7"><text:span text:style-name="T9">RESULTADOS</text:span></text:p>
      <text:p text:style-name="P7"><text:span text:style-name="T10"/></text:p>
      <text:p text:style-name="P8"><text:span text:style-name="T11">Epsilon = 0.1</text:span></text:p>
      <text:p text:style-name="P8"><text:span text:style-name="T12"><text:tab/>-<text:s/></text:span><text:span text:style-name="T13">Las probabilidades de fallar 2 veces es de 0.170732</text:span></text:p>
      <text:p text:style-name="P8"><text:span text:style-name="T13"><text:tab/>- El tiempo que tarda cada iteración es de 0.014008 segundos</text:span></text:p>
      <text:p text:style-name="P8"><text:span text:style-name="T13"><text:tab/>- El desvio standard de las primeras 20 iteraciones es 0.119611</text:span></text:p>
      <text:p text:style-name="P8"><text:span text:style-name="T13"><text:tab/>- El desvio standard de las ultimas 20 iteraciones es 0.024808</text:span></text:p>
      <text:p text:style-name="P8"><text:span text:style-name="T14">Epsilon = 0.01</text:span></text:p>
      <text:p text:style-name="P8"><text:span text:style-name="T15"><text:tab/>-<text:s/></text:span><text:span text:style-name="T16">Las probabilidades de fallar 2 veces es de 0.243902</text:span></text:p>
      <text:p text:style-name="P8"><text:span text:style-name="T16"><text:tab/>- El tiempo que tarda cada iteración es de 0.017012 segundos</text:span></text:p>
      <text:p text:style-name="P8"><text:span text:style-name="T16"><text:tab/>- El desvio standard de las primeras 20 iteraciones es 0.129647</text:span></text:p>
      <text:p text:style-name="P8"><text:span text:style-name="T16"><text:tab/>- El desvio standard de las ultimas 20 iteraciones es 0.028168</text:span></text:p>
      <text:p text:style-name="P8"><text:span text:style-name="T17">Epsilon = 0.001</text:span></text:p>
      <text:p text:style-name="P8"><text:span text:style-name="T18"><text:tab/>-<text:s/></text:span><text:span text:style-name="T19">Las probabilidades de fallar 2 veces es de 0.117647</text:span></text:p>
      <text:p text:style-name="P8"><text:span text:style-name="T19"><text:tab/>- El tiempo que tarda cada iteración es de 0.041024 segundos</text:span></text:p>
      <text:p text:style-name="P8"><text:span text:style-name="T19"><text:tab/>- El desvio standard de las primeras 20 iteraciones es 0.074852</text:span></text:p>
      <text:p text:style-name="P8"><text:span text:style-name="T19"><text:tab/>- El desvio standard de las ultimas 20 iteraciones es 0.010855</text:span></text:p>
      <text:p text:style-name="P8"><text:span text:style-name="T19"/></text:p>
      <text:p text:style-name="P8"><text:span text:style-name="T20">GRAFICOS OBTENIDOS</text:span><text:span text:style-name="T21"/></text:p>
      <text:p text:style-name="P9"><draw:frame text:anchor-type="as-char" svg:width="146.58mm" svg:height="79.38mm" style:rel-width="scale" style:rel-height="scale"><draw:object-ole xlink:href="OleObj1"/><draw:image xlink:href="ObjectReplacements/OleObj1"/></draw:frame><text:span text:style-name="T21"/></text:p>
      <text:p text:style-name="P9"><text:span text:style-name="T21"/></text:p>
      <text:p text:style-name="P9"><text:span text:style-name="T21"/></text:p>
      <text:p text:style-name="P10"><text:span text:style-name="T22">CONCLUSIONES</text:span></text:p>
      <text:p text:style-name="P11"><text:span text:style-name="T23"/></text:p>
      <text:p text:style-name="P11"><text:span text:style-name="T23"><text:s text:c="3"/>Por los resultados obtenidos se puede concluir que al usar valores de epsilon mas chicos se incrementa el tiempo que tarda en hacer el algoritmo. Notar que entre epsilon = 0.1 y epsilon = 0.01 no hay una diferencia muy grande pero a partir de epsilon = 0.001 la diferencia es superior. </text:span></text:p>
      <text:p text:style-name="P11"><text:span text:style-name="T23"><text:s text:c="3"/>Con respecto a los valores de probabilidad no encuentro un patron determinado ya que resultó en que las probabilidades con epsilon = 0.1, si bien son menores a las de con epsilon = 0.01, se encontró que para epsilon = 0.001 las probabilidades son hasta mas pequeñas que para epsilon = 0.1.</text:span></text:p>
      <text:p text:style-name="P11"><text:span text:style-name="T23"><text:s text:c="3"/>Para finalizar se puede observar que para las ultimas 20 iteraciones los desvios standard son mucho mas pequeños que para las primeras 20, lo cual concuerda con las graficas que se van estabilizando a partir de las ultimas iteraciones, por ende, menor margen de error.</text:span></text:p>
      <text:p text:style-name="P11"><text:span text:style-name="T23"/></text:p>
      <text:p text:style-name="P11"><text:span text:style-name="T23"/></text:p>
      <text:p text:style-name="P11"><text:span text:style-name="T23"/></text:p>
      <text:p text:style-name="P11"><text:span text:style-name="T23"/></text:p>
      <text:p text:style-name="P12"><text:span text:style-name="T23"/></text:p>
      <text:p text:style-name="P12"><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